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93036010112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9303599283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957402232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6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930359994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0359997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0360000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27948689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59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85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56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97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705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88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705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62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6928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93120705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2:22:48.013000000</dc:date>
    <meta:editing-duration>PT5H40M8S</meta:editing-duration>
    <meta:editing-cycles>1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0" meta:word-count="93" meta:character-count="561" meta:non-whitespace-character-count="499"/>
  </office:meta>
</office:document-meta>
</file>